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2ec8" officeooo:paragraph-rsid="001d2ec8"/>
    </style:style>
    <style:style style:name="P2" style:family="paragraph" style:parent-style-name="Standard">
      <style:text-properties officeooo:rsid="001d2ec8" officeooo:paragraph-rsid="001f256d"/>
    </style:style>
    <style:style style:name="P3" style:family="paragraph" style:parent-style-name="Standard">
      <style:text-properties officeooo:rsid="001d2ec8" officeooo:paragraph-rsid="0022f642"/>
    </style:style>
    <style:style style:name="P4" style:family="paragraph" style:parent-style-name="Standard">
      <style:text-properties officeooo:rsid="001d2ec8" officeooo:paragraph-rsid="00247eac"/>
    </style:style>
    <style:style style:name="P5" style:family="paragraph" style:parent-style-name="Standard">
      <style:text-properties officeooo:rsid="001f256d" officeooo:paragraph-rsid="001f256d"/>
    </style:style>
    <style:style style:name="P6" style:family="paragraph" style:parent-style-name="Standard">
      <style:text-properties officeooo:rsid="00205ec0" officeooo:paragraph-rsid="00205ec0"/>
    </style:style>
    <style:style style:name="P7" style:family="paragraph" style:parent-style-name="Standard">
      <style:text-properties officeooo:rsid="002217a9" officeooo:paragraph-rsid="002217a9"/>
    </style:style>
    <style:style style:name="P8" style:family="paragraph" style:parent-style-name="Standard">
      <style:text-properties officeooo:rsid="0022f642" officeooo:paragraph-rsid="0022f642"/>
    </style:style>
    <style:style style:name="P9" style:family="paragraph" style:parent-style-name="Standard">
      <style:text-properties officeooo:rsid="0022f642" officeooo:paragraph-rsid="00247eac"/>
    </style:style>
    <style:style style:name="P10" style:family="paragraph" style:parent-style-name="Standard">
      <style:text-properties officeooo:rsid="00247eac" officeooo:paragraph-rsid="00247eac"/>
    </style:style>
    <style:style style:name="P11" style:family="paragraph" style:parent-style-name="Standard">
      <style:text-properties officeooo:paragraph-rsid="00247eac"/>
    </style:style>
    <style:style style:name="P12" style:family="paragraph" style:parent-style-name="Standard">
      <style:text-properties officeooo:rsid="002598df" officeooo:paragraph-rsid="002598df"/>
    </style:style>
    <style:style style:name="P13" style:family="paragraph" style:parent-style-name="Standard">
      <style:text-properties officeooo:rsid="00287458" officeooo:paragraph-rsid="00287458"/>
    </style:style>
    <style:style style:name="P14" style:family="paragraph" style:parent-style-name="Standard" style:list-style-name="L1">
      <style:text-properties officeooo:rsid="001d2ec8" officeooo:paragraph-rsid="001d2ec8"/>
    </style:style>
    <style:style style:name="P15" style:family="paragraph" style:parent-style-name="Standard" style:list-style-name="L1">
      <style:text-properties officeooo:rsid="001d2ec8" officeooo:paragraph-rsid="001f256d"/>
    </style:style>
    <style:style style:name="P16" style:family="paragraph" style:parent-style-name="Standard" style:list-style-name="L1">
      <style:text-properties officeooo:rsid="001d2ec8" officeooo:paragraph-rsid="002fc01b"/>
    </style:style>
    <style:style style:name="P17" style:family="paragraph" style:parent-style-name="Standard">
      <style:text-properties officeooo:rsid="001d2ec8" officeooo:paragraph-rsid="001d2ec8"/>
    </style:style>
    <style:style style:name="P18" style:family="paragraph" style:parent-style-name="Standard" style:list-style-name="L2">
      <style:text-properties officeooo:rsid="001f256d" officeooo:paragraph-rsid="001f256d"/>
    </style:style>
    <style:style style:name="P19" style:family="paragraph" style:parent-style-name="Standard" style:list-style-name="L3">
      <style:text-properties officeooo:rsid="002217a9" officeooo:paragraph-rsid="002217a9"/>
    </style:style>
    <style:style style:name="P20" style:family="paragraph" style:parent-style-name="Standard" style:list-style-name="L4">
      <style:text-properties officeooo:rsid="00247eac" officeooo:paragraph-rsid="00247eac"/>
    </style:style>
    <style:style style:name="P21" style:family="paragraph" style:parent-style-name="Standard" style:list-style-name="L5">
      <style:text-properties officeooo:rsid="00247eac" officeooo:paragraph-rsid="00247eac"/>
    </style:style>
    <style:style style:name="P22" style:family="paragraph" style:parent-style-name="Standard" style:list-style-name="L5">
      <style:text-properties officeooo:rsid="002598df" officeooo:paragraph-rsid="002598df"/>
    </style:style>
    <style:style style:name="P23" style:family="paragraph" style:parent-style-name="Standard" style:list-style-name="L6">
      <style:text-properties officeooo:rsid="002598df" officeooo:paragraph-rsid="002598df"/>
    </style:style>
    <style:style style:name="P24" style:family="paragraph" style:parent-style-name="Standard" style:list-style-name="L7">
      <style:paragraph-properties fo:text-align="justify" style:justify-single-word="false"/>
      <style:text-properties officeooo:rsid="0028fded" officeooo:paragraph-rsid="0028fded"/>
    </style:style>
    <style:style style:name="P25" style:family="paragraph" style:parent-style-name="Standard">
      <style:text-properties officeooo:rsid="002a42cf" officeooo:paragraph-rsid="002a42cf"/>
    </style:style>
    <style:style style:name="P26" style:family="paragraph" style:parent-style-name="Standard">
      <style:paragraph-properties fo:text-align="justify" style:justify-single-word="false"/>
      <style:text-properties officeooo:rsid="002a42cf" officeooo:paragraph-rsid="002af884"/>
    </style:style>
    <style:style style:name="P27" style:family="paragraph" style:parent-style-name="Standard">
      <style:text-properties officeooo:rsid="002af884" officeooo:paragraph-rsid="002af884"/>
    </style:style>
    <style:style style:name="P28" style:family="paragraph" style:parent-style-name="Standard" style:list-style-name="L8">
      <style:paragraph-properties fo:text-align="justify" style:justify-single-word="false"/>
      <style:text-properties officeooo:rsid="002af884" officeooo:paragraph-rsid="002af884"/>
    </style:style>
    <style:style style:name="P29" style:family="paragraph" style:parent-style-name="Standard" style:list-style-name="L8">
      <style:paragraph-properties fo:text-align="justify" style:justify-single-word="false"/>
      <style:text-properties fo:font-weight="normal" officeooo:rsid="002af884" officeooo:paragraph-rsid="002af884" style:font-weight-asian="normal" style:font-weight-complex="normal"/>
    </style:style>
    <style:style style:name="P30" style:family="paragraph" style:parent-style-name="Standard" style:list-style-name="L12">
      <style:text-properties fo:font-weight="normal" officeooo:rsid="002ed588" officeooo:paragraph-rsid="002ed588" style:font-weight-asian="normal" style:font-weight-complex="normal"/>
    </style:style>
    <style:style style:name="P31" style:family="paragraph" style:parent-style-name="Standard" style:list-style-name="L12">
      <style:text-properties fo:font-weight="normal" officeooo:rsid="002fc01b" officeooo:paragraph-rsid="002fc01b" style:font-weight-asian="normal" style:font-weight-complex="normal"/>
    </style:style>
    <style:style style:name="P32" style:family="paragraph" style:parent-style-name="Standard" style:list-style-name="L8">
      <style:paragraph-properties fo:text-align="justify" style:justify-single-word="false"/>
      <style:text-properties officeooo:rsid="002c2cad" officeooo:paragraph-rsid="002c2cad"/>
    </style:style>
    <style:style style:name="P33" style:family="paragraph" style:parent-style-name="Standard" style:list-style-name="L9">
      <style:paragraph-properties fo:text-align="justify" style:justify-single-word="false"/>
      <style:text-properties officeooo:rsid="002c2cad" officeooo:paragraph-rsid="002c2cad"/>
    </style:style>
    <style:style style:name="P34" style:family="paragraph" style:parent-style-name="Standard">
      <style:text-properties officeooo:rsid="002c2cad" officeooo:paragraph-rsid="001d2ec8"/>
    </style:style>
    <style:style style:name="P35" style:family="paragraph" style:parent-style-name="Standard">
      <style:text-properties officeooo:rsid="002c2cad" officeooo:paragraph-rsid="002c2cad"/>
    </style:style>
    <style:style style:name="P36" style:family="paragraph" style:parent-style-name="Standard" style:list-style-name="L11">
      <style:text-properties officeooo:rsid="002c2cad" officeooo:paragraph-rsid="002c2cad"/>
    </style:style>
    <style:style style:name="P37" style:family="paragraph" style:parent-style-name="Standard" style:list-style-name="L9">
      <style:paragraph-properties fo:text-align="justify" style:justify-single-word="false"/>
      <style:text-properties officeooo:rsid="002cf60b" officeooo:paragraph-rsid="002cf60b"/>
    </style:style>
    <style:style style:name="P38" style:family="paragraph" style:parent-style-name="Standard" style:list-style-name="L11">
      <style:text-properties officeooo:rsid="002ed588" officeooo:paragraph-rsid="002ed588"/>
    </style:style>
    <style:style style:name="P39" style:family="paragraph" style:parent-style-name="Standard">
      <style:paragraph-properties fo:text-align="justify" style:justify-single-word="false"/>
      <style:text-properties officeooo:rsid="0022f642" officeooo:paragraph-rsid="0022f642"/>
    </style:style>
    <style:style style:name="P40" style:family="paragraph" style:parent-style-name="Standard">
      <style:text-properties officeooo:rsid="0022f642" officeooo:paragraph-rsid="0022f642"/>
    </style:style>
    <style:style style:name="P41" style:family="paragraph" style:parent-style-name="Standard">
      <style:text-properties officeooo:rsid="003097a3" officeooo:paragraph-rsid="003097a3"/>
    </style:style>
    <style:style style:name="T1" style:family="text">
      <style:text-properties officeooo:rsid="001f256d"/>
    </style:style>
    <style:style style:name="T2" style:family="text">
      <style:text-properties officeooo:rsid="002217a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2f642" style:font-weight-asian="bold" style:font-weight-complex="bold"/>
    </style:style>
    <style:style style:name="T5" style:family="text">
      <style:text-properties fo:font-weight="bold" officeooo:rsid="00287458" style:font-weight-asian="bold" style:font-weight-complex="bold"/>
    </style:style>
    <style:style style:name="T6" style:family="text">
      <style:text-properties fo:font-weight="bold" officeooo:rsid="002af884" style:font-weight-asian="bold" style:font-weight-complex="bold"/>
    </style:style>
    <style:style style:name="T7" style:family="text">
      <style:text-properties fo:font-weight="bold" officeooo:rsid="002c2cad" style:font-weight-asian="bold" style:font-weight-complex="bold"/>
    </style:style>
    <style:style style:name="T8" style:family="text">
      <style:text-properties fo:font-weight="bold" officeooo:rsid="002a42cf" style:font-weight-asian="bold" style:font-weight-complex="bold"/>
    </style:style>
    <style:style style:name="T9" style:family="text">
      <style:text-properties fo:font-weight="bold" officeooo:rsid="002cf60b" style:font-weight-asian="bold" style:font-weight-complex="bold"/>
    </style:style>
    <style:style style:name="T10" style:family="text">
      <style:text-properties fo:font-weight="bold" officeooo:rsid="002ed588" style:font-weight-asian="bold" style:font-weight-complex="bold"/>
    </style:style>
    <style:style style:name="T11" style:family="text">
      <style:text-properties fo:font-weight="bold" officeooo:rsid="003097a3" style:font-weight-asian="bold" style:font-weight-complex="bold"/>
    </style:style>
    <style:style style:name="T12" style:family="text">
      <style:text-properties officeooo:rsid="0022f642"/>
    </style:style>
    <style:style style:name="T13" style:family="text">
      <style:text-properties officeooo:rsid="00247eac"/>
    </style:style>
    <style:style style:name="T14" style:family="text">
      <style:text-properties officeooo:rsid="00268e74"/>
    </style:style>
    <style:style style:name="T15" style:family="text">
      <style:text-properties officeooo:rsid="00287458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af884" style:font-weight-asian="normal" style:font-weight-complex="normal"/>
    </style:style>
    <style:style style:name="T18" style:family="text">
      <style:text-properties fo:font-weight="normal" officeooo:rsid="002c2cad" style:font-weight-asian="normal" style:font-weight-complex="normal"/>
    </style:style>
    <style:style style:name="T19" style:family="text">
      <style:text-properties fo:font-weight="normal" officeooo:rsid="002cf60b" style:font-weight-asian="normal" style:font-weight-complex="normal"/>
    </style:style>
    <style:style style:name="T20" style:family="text">
      <style:text-properties fo:font-weight="normal" officeooo:rsid="002ed588" style:font-weight-asian="normal" style:font-weight-complex="normal"/>
    </style:style>
    <style:style style:name="T21" style:family="text">
      <style:text-properties officeooo:rsid="002c2cad"/>
    </style:style>
    <style:style style:name="T22" style:family="text">
      <style:text-properties officeooo:rsid="002fc01b"/>
    </style:style>
    <style:style style:name="T23" style:family="text">
      <style:text-properties officeooo:rsid="003097a3"/>
    </style:style>
    <style:style style:name="T24" style:family="text">
      <style:text-properties officeooo:rsid="0031f396"/>
    </style:style>
    <style:style style:name="T25" style:family="text">
      <style:text-properties officeooo:rsid="00329b5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3"/></text:p>
      <text:p text:style-name="P35"><text:span text:style-name="T9">Files</text:span><text:span text:style-name="T3"> </text:span><text:span text:style-name="T9">(need to request acces)</text:span><text:span text:style-name="T3">: https://github.com/MarcFacerias/ColaborativeMPC-</text:span></text:p>
      <text:p text:style-name="P25"><text:span text:style-name="T3"/></text:p>
      <text:p text:style-name="P25"><text:span text:style-name="T3">Paper 1: Colaborative LPV-MPC for autonomous driving</text:span></text:p>
      <text:p text:style-name="P25"><text:span text:style-name="T3"/></text:p>
      <text:p text:style-name="P26"><text:span text:style-name="T3">Objectives: <text:s/></text:span><text:span text:style-name="T17">Implement a Frenet-frame MPC algorithm that uses MPC predictions of neighbouring agents to solve an hybrid local planning – control </text:span><text:span text:style-name="T20">problem</text:span><text:span text:style-name="T17"> so that a fleet of agents can navigate a common environment improving the safety and performance. </text:span></text:p>
      <text:p text:style-name="P25"><text:span text:style-name="T3"/></text:p>
      <text:p text:style-name="P25"><text:span text:style-name="T6">Research contributions</text:span><text:span text:style-name="T3">:</text:span></text:p>
      <text:p text:style-name="P25"><text:span text:style-name="T3"/></text:p>
      <text:list xml:id="list3259615780" text:style-name="L8">
        <text:list-item>
          <text:p text:style-name="P29">LPV – MPC applied to colaborative driving. → <text:span text:style-name="T21">Existant work uses either traditional linearisation or non-linear solvers (usually slow) </text:span></text:p>
        </text:list-item>
        <text:list-item>
          <text:p text:style-name="P28"><text:span text:style-name="T16">Novel compact free space</text:span><text:span text:style-name="T3"> </text:span><text:span text:style-name="T18">space representation → We aim to map the available space in a compact manner as inequality constraints along a control Horizon H (existant approaches)</text:span></text:p>
        </text:list-item>
        <text:list-item>
          <text:p text:style-name="P32"><text:span text:style-name="T18">R</text:span><text:span text:style-name="T16">edefinition of the cost function (to be explored) → the single agent controller used as a starting point requires to aproximate the cost function so that it has a quadratic shape, we may be able to redefine part of the model or of the way we treat the cost function to avoid this aproximation. </text:span></text:p>
        </text:list-item>
      </text:list>
      <text:p text:style-name="P25"><text:span text:style-name="T3"/></text:p>
      <text:p text:style-name="P25"><text:span text:style-name="T3">Experiments </text:span><text:span text:style-name="T7">and software development</text:span><text:span text:style-name="T3">: <text:s/></text:span></text:p>
      <text:p text:style-name="P25"><text:span text:style-name="T3"/></text:p>
      <text:list xml:id="list1994584995" text:style-name="L9">
        <text:list-item>
          <text:p text:style-name="P33"><text:span text:style-name="T16">Test bench:</text:span><text:span text:style-name="T3"> </text:span><text:span text:style-name="T16">we need to develop a controlled test bench (simple paths and mathematical model) to develop the algorithms and test their viability before </text:span><text:span text:style-name="T19">moving to a more realistic platform. →</text:span><text:span text:style-name="T20"> we may be able to stick to this bit in this first paper and introduce the interaction with an environment in the following one. </text:span></text:p>
          <text:p text:style-name="P33"><text:span text:style-name="T20"/></text:p>
        </text:list-item>
        <text:list-item>
          <text:p text:style-name="P37"><text:span text:style-name="T19">C</text:span><text:span text:style-name="T16">ARLA: use this simulator to asses the viability and performance on a realistic autnomous driving scenario where our modeling is not perfect and there are uncontrolled </text:span><text:span text:style-name="T20">elements in the scenario</text:span></text:p>
        </text:list-item>
      </text:list>
      <text:p text:style-name="P25"><text:span text:style-name="T3"/></text:p>
      <text:p text:style-name="P25"><text:span text:style-name="T3">Future work </text:span><text:span text:style-name="T10">and ideas that could be explored</text:span><text:span text:style-name="T3">:</text:span></text:p>
      <text:p text:style-name="P25"><text:span text:style-name="T3"/></text:p>
      <text:list xml:id="list4006656290" text:style-name="L11">
        <text:list-item>
          <text:p text:style-name="P36"><text:span text:style-name="T16">High level fleet coordination algorithm to adress</text:span><text:span text:style-name="T3"> </text:span><text:span text:style-name="T16">deadlocks</text:span><text:span text:style-name="T3"> </text:span><text:span text:style-name="T16">and conflicts within the fleet. </text:span></text:p>
        </text:list-item>
        <text:list-item>
          <text:p text:style-name="P36"><text:span text:style-name="T16">Interaction between fleet agents</text:span><text:span text:style-name="T8"> </text:span><text:span text:style-name="T16">and external agents. This can be treated both locally and from a fleet.</text:span></text:p>
        </text:list-item>
        <text:list-item>
          <text:p text:style-name="P38"><text:span text:style-name="T16">We could try to embedd some traffic regulations into the controller make the aplication more realistic (adaptive velocity limtis, free space modification depending on certain traffic signs etc … )</text:span></text:p>
          <text:p text:style-name="P36"><text:span text:style-name="T16"/></text:p>
        </text:list-item>
      </text:list>
      <text:p text:style-name="P27"><text:span text:style-name="T3">Current state of the development: </text:span></text:p>
      <text:p text:style-name="P27"><text:span text:style-name="T3"/></text:p>
      <text:list xml:id="list3371237926" text:style-name="L12">
        <text:list-item>
          <text:p text:style-name="P30">Initial design of the free space representation</text:p>
        </text:list-item>
        <text:list-item>
          <text:p text:style-name="P30">Programming of the test bench in ROS </text:p>
        </text:list-item>
        <text:list-item>
          <text:p text:style-name="P31">Preliminary Frenet frame tests were done in matlab, <text:span text:style-name="T25">need to reproduce them in ROS</text:span></text:p>
        </text:list-item>
        <text:list-item>
          <text:p text:style-name="P31">Reading literature to check set based approaches that could be used in the representation of the free space</text:p>
        </text:list-item>
      </text:list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34"><text:span text:style-name="T3"/></text:p>
      <text:p text:style-name="P1"><text:soft-page-break/><text:span text:style-name="T3">Free space representation algorithm it1 with Frenet-frame coordinates</text:span> </text:p>
      <text:p text:style-name="P1"/>
      <text:p text:style-name="P1">IN: </text:p>
      <text:p text:style-name="P1"><text:tab/>D(n,k) = pairs of Delta_s and Delta_ey with occupied space for each neighbour N along an <text:tab/>horizon H </text:p>
      <text:p text:style-name="P1"><text:tab/>robot model F</text:p>
      <text:p text:style-name="P1"><text:tab/>current position</text:p>
      <text:p text:style-name="P1"/>
      <text:p text:style-name="P1">OUT: </text:p>
      <text:p text:style-name="P1"><text:tab/>Set of constraints for the optimisation problem</text:p>
      <text:p text:style-name="P1"/>
      <text:p text:style-name="P1">set r(0) = <text:span text:style-name="T25">current</text:span>_position</text:p>
      <text:p text:style-name="P1"/>
      <text:p text:style-name="P1">for j = 1:H</text:p>
      <text:list xml:id="list67225010" text:style-name="L1">
        <text:list-item>
          <text:p text:style-name="P14">compute reachable space from r (j-1) → r(1) = F(r(0)) <text:span text:style-name="T22">[exploration space is any point reachable by any combination of steering and acceleration within a dt (time between MPC steps)]</text:span></text:p>
        </text:list-item>
        <text:list-item>
          <text:p text:style-name="P14">for n = 1:N</text:p>
          <text:list>
            <text:list-item>
              <text:p text:style-name="P14">for k = 1:H</text:p>
              <text:list>
                <text:list-item>
                  <text:p text:style-name="P16">box = <text:s/>r(1)\D(n,k) <text:span text:style-name="T22">[problem: due to the limitations of intervals this step generates a lot of boxes, so we keep adding them to merge afterwards]</text:span></text:p>
                </text:list-item>
              </text:list>
            </text:list-item>
          </text:list>
        </text:list-item>
        <text:list-item>
          <text:p text:style-name="P15">r(1) = <text:s/>Intersect<text:span text:style-name="T1">ion of</text:span> all box<text:span text:style-name="T1">es</text:span> → resulting intervals are the free space at time k </text:p>
        </text:list-item>
      </text:list>
      <text:p text:style-name="P2"/>
      <text:p text:style-name="P5">Problems: </text:p>
      <text:list xml:id="list1126479616" text:style-name="L2">
        <text:list-item>
          <text:p text:style-name="P18">We are not using temporal information in the plans</text:p>
        </text:list-item>
        <text:list-item>
          <text:p text:style-name="P18"><text:span text:style-name="T22">C</text:span>ostly for a high number of robots / Horizon</text:p>
        </text:list-item>
      </text:list>
      <text:p text:style-name="P5"/>
      <text:p text:style-name="P6">Proof of concept: <text:span text:style-name="T2">function it1.cpp</text:span></text:p>
      <text:p text:style-name="P6"/>
      <text:p text:style-name="P7">Status: Discarded as the exclusion operator scales very badly the problem, for instance first time we <text:s/>split the world we generate four intervals that need to be acounted for. </text:p>
      <text:p text:style-name="P7"/>
      <text:p text:style-name="P7">Ideas/lines that we could follow to improve </text:p>
      <text:p text:style-name="P7"/>
      <text:list xml:id="list3757591549" text:style-name="L3">
        <text:list-item>
          <text:p text:style-name="P19">Use another type of operator, like write it as some kind of constraint </text:p>
        </text:list-item>
        <text:list-item>
          <text:p text:style-name="P19">Use another type of set theory </text:p>
        </text:list-item>
        <text:list-item>
          <text:p text:style-name="P19">Don’t try to represent the free space using all reachable space, only some heuristics from previous MPC <text:span text:style-name="T22">iterations</text:span></text:p>
        </text:list-item>
        <text:list-item>
          <text:p text:style-name="P19">add temporal relationship <text:span text:style-name="T12">to only use samples once (each robot can only be in one position at a time) 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3"><text:span text:style-name="T3">Free space representation algorithm it</text:span><text:span text:style-name="T4">2</text:span><text:span text:style-name="T3"> with Frenet-frame coordinates</text:span> </text:p>
      <text:p text:style-name="P3"/>
      <text:p text:style-name="P3">IN: </text:p>
      <text:p text:style-name="P3"><text:tab/>D(n,k) = pairs of Delta_s and Delta_ey with occupied space for each neighbour N along an <text:tab/>horizon H </text:p>
      <text:p text:style-name="P3"><text:tab/>robot model F</text:p>
      <text:p text:style-name="P3"><text:tab/>current position</text:p>
      <text:p text:style-name="P3"/>
      <text:p text:style-name="P3">OUT: </text:p>
      <text:p text:style-name="P3"><text:tab/>Set of constraints for the optimisation problem</text:p>
      <text:p text:style-name="P3"/>
      <text:p text:style-name="P39">Motivation: Coming from the previous iteration <text:span text:style-name="T22">we could explore some kind of simplified constrained optimisation, something like with a relaxed model an a set of admisible velocities how can we generate the biggest connected region available along horizon</text:span>. <text:s/><text:span text:style-name="T22">Main issue could be that is slow to solve two optimisation problems at the same time</text:span></text:p>
      <text:p text:style-name="P3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<text:soft-page-break/><text:span text:style-name="T11">Fr</text:span><text:span text:style-name="T3">ee space representation algorithm it</text:span><text:span text:style-name="T5">2</text:span><text:span text:style-name="T3"> with Frenet-frame coordinates</text:span> </text:p>
      <text:p text:style-name="P4"/>
      <text:p text:style-name="P4">IN: </text:p>
      <text:p text:style-name="P4"><text:tab/>D(n,k) = pairs of Delta_s and Delta_ey with occupied space for each neighbour N along an <text:tab/>horizon H <text:span text:style-name="T13">(keep in mind we need to reference them wrt )</text:span></text:p>
      <text:p text:style-name="P4"><text:tab/>robot model F</text:p>
      <text:p text:style-name="P4"><text:tab/>current position</text:p>
      <text:p text:style-name="P4"/>
      <text:p text:style-name="P4">OUT: </text:p>
      <text:p text:style-name="P4"><text:tab/>Set of constraints for the optimisation problem</text:p>
      <text:p text:style-name="P4"/>
      <text:p text:style-name="P9">Motivation: <text:span text:style-name="T13">Try to expand the naive obstacle avoidance that Eugenio used in his paper</text:span>. </text:p>
      <text:p text:style-name="P9"/>
      <text:list xml:id="list777102218" text:style-name="L4">
        <text:list-item>
          <text:p text:style-name="P20">Estimate a maximum reachable S → Sr</text:p>
        </text:list-item>
        <text:list-item>
          <text:p text:style-name="P20">Stablish a step size to discritise S → either using the previous prediction or </text:p>
        </text:list-item>
        <text:list-item>
          <text:p text:style-name="P20">for j = s_0; j+=ds; Sr </text:p>
          <text:list>
            <text:list-item>
              <text:p text:style-name="P20">Search for the closest obstacle to the right</text:p>
            </text:list-item>
            <text:list-item>
              <text:p text:style-name="P20">Search for the closest possible obstable to the left </text:p>
            </text:list-item>
          </text:list>
        </text:list-item>
      </text:list>
      <text:p text:style-name="P10"/>
      <text:p text:style-name="P10">PROS</text:p>
      <text:p text:style-name="P10"/>
      <text:list xml:id="list2454165937" text:style-name="L5">
        <text:list-item>
          <text:p text:style-name="P21">We are finding the biggest connected corridor around the upcomign S. </text:p>
        </text:list-item>
        <text:list-item>
          <text:p text:style-name="P22">Relatively simple to impleme<text:span text:style-name="T24">nt</text:span></text:p>
        </text:list-item>
      </text:list>
      <text:p text:style-name="P11"/>
      <text:p text:style-name="P41">Notes</text:p>
      <text:list xml:id="list2553430618" text:style-name="L6">
        <text:list-item>
          <text:p text:style-name="P23">We need to make something to make the search in an inteligent manner, otherwise we will have to compute distance at each time step with NxH regions →<text:span text:style-name="T14"> ordening in terms of S so that we only check a subset of the neighbour data</text:span></text:p>
        </text:list-item>
        <text:list-item>
          <text:p text:style-name="P23">Which distance metric is the best to asses the closest region? →<text:span text:style-name="T15"> search the most restrictive region around current s </text:span></text:p>
        </text:list-item>
      </text:list>
      <text:p text:style-name="P12"/>
      <text:p text:style-name="P13">CURRENT STATE </text:p>
      <text:list xml:id="list4153569378" text:style-name="L7">
        <text:list-item>
          <text:p text:style-name="P24">the minimum example is functional, however without many samples it takes around 5ms, may be improvable by “discretising” <text:span text:style-name="T23">s a</text:span> in more realisitc timeframe (rn working with a very small steps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1T14:57:36.121390619</meta:creation-date>
    <dc:date>2022-11-24T11:22:33.360322417</dc:date>
    <meta:editing-duration>PT2H4M22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4" meta:paragraph-count="73" meta:word-count="953" meta:character-count="5632" meta:non-whitespace-character-count="4729"/>
  </office:meta>
</office:document-meta>
</file>